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rsid="0017f2d7" officeooo:paragraph-rsid="0017f2d7" style:font-weight-asian="bold" style:font-weight-complex="bold"/>
    </style:style>
    <style:style style:name="P3" style:family="paragraph" style:parent-style-name="Standard">
      <style:text-properties fo:font-weight="bold" officeooo:rsid="0018474e" officeooo:paragraph-rsid="0018474e" style:font-weight-asian="bold" style:font-weight-complex="bold"/>
    </style:style>
    <style:style style:name="P4" style:family="paragraph" style:parent-style-name="Standard">
      <style:text-properties fo:font-weight="bold" officeooo:rsid="0018474e" officeooo:paragraph-rsid="00196e34" style:font-weight-asian="bold" style:font-weight-complex="bold"/>
    </style:style>
    <style:style style:name="P5" style:family="paragraph" style:parent-style-name="Standard">
      <style:text-properties fo:font-weight="bold" officeooo:paragraph-rsid="001ce8dd" style:font-weight-asian="bold" style:font-weight-complex="bold"/>
    </style:style>
    <style:style style:name="P6" style:family="paragraph" style:parent-style-name="Standard">
      <style:text-properties fo:font-weight="bold" officeooo:rsid="001ce8dd" officeooo:paragraph-rsid="001ce8dd" style:font-weight-asian="bold" style:font-weight-complex="bold"/>
    </style:style>
    <style:style style:name="T1" style:family="text">
      <style:text-properties officeooo:rsid="00196e3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>curl -L https://github.com/docker/machine/releases/download/v0.16.0/docker-machine-`uname -s`-`uname -m` &gt;/tmp/docker-machine &amp;&amp;</text:p>
      <text:p text:style-name="P1">chmod +x /tmp/docker-machine &amp;&amp;</text:p>
      <text:p text:style-name="P1">sudo cp /tmp/docker-machine /usr/local/bin/docker-machine</text:p>
      <text:p text:style-name="P1"/>
      <text:p text:style-name="P1">sudo apt-get install virtualbox</text:p>
      <text:p text:style-name="P1"/>
      <text:p text:style-name="P1">sudo apt-get install openjdk-8-jdk</text:p>
      <text:p text:style-name="P1"/>
      <text:p text:style-name="P1">curl -sL https://deb.nodesource.com/setup_10.x | sudo -E bash -</text:p>
      <text:p text:style-name="P1"/>
      <text:p text:style-name="P1">sudo apt install nodejs</text:p>
      <text:p text:style-name="P1"/>
      <text:p text:style-name="P1">https://www.itzgeek.com/how-tos/linux/ubuntu-how-tos/how-to-install-visual-studio-code-on-ubuntu-18-04-linux-mint-19-debian-9.html</text:p>
      <text:p text:style-name="P1"/>
      <text:p text:style-name="P6"/>
      <text:p text:style-name="P6">Commands to follow :</text:p>
      <text:p text:style-name="P6"/>
      <text:p text:style-name="P5">https://docs.docker.com/install/linux/docker-ce/ubuntu/</text:p>
      <text:p text:style-name="P2">docker –version</text:p>
      <text:p text:style-name="P2">sudo docker info</text:p>
      <text:p text:style-name="P2">sudo service docker start</text:p>
      <text:p text:style-name="P2">sudo docker images</text:p>
      <text:p text:style-name="P2">sudo docker ps</text:p>
      <text:p text:style-name="P2">sudo docker ps -a (all running &amp; non running container)</text:p>
      <text:p text:style-name="P3">sudo docker login</text:p>
      <text:p text:style-name="P3">sudo docker pull hello-world</text:p>
      <text:p text:style-name="P3">sudo docker run hello-world</text:p>
      <text:p text:style-name="P3">sudo docker rmi hello-world</text:p>
      <text:p text:style-name="P3">sudo docker rm ea1dbd6519bf</text:p>
      <text:p text:style-name="P4">sudo docker rmi hello-world -<text:span text:style-name="T1">f</text:span></text:p>
      <text:p text:style-name="P4">sudo docker rmi --help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4T10:20:00.860204332</meta:creation-date>
    <dc:date>2020-02-24T11:48:00.265531988</dc:date>
    <meta:editing-duration>PT57M36S</meta:editing-duration>
    <meta:editing-cycles>7</meta:editing-cycles>
    <meta:generator>LibreOffice/6.0.7.3$Linux_X86_64 LibreOffice_project/00m0$Build-3</meta:generator>
    <meta:document-statistic meta:table-count="0" meta:image-count="0" meta:object-count="0" meta:page-count="1" meta:paragraph-count="23" meta:word-count="95" meta:character-count="893" meta:non-whitespace-character-count="822"/>
  </office:meta>
</office:document-meta>
</file>